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6.15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ce Tube Clock v1.0 Bill of Material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1" office:value-type="string">
            <text:p>Module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Source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table:style-name="ce2" office:value-type="string">
            <text:p>Microcontroller</text:p>
          </table:table-cell>
          <table:table-cell table:style-name="ce2" table:number-columns-repeated="4"/>
        </table:table-row>
        <table:table-row table:style-name="ro4">
          <table:table-cell/>
          <table:table-cell office:value-type="string">
            <text:p>ATMEGA168A-PU</text:p>
          </table:table-cell>
          <table:table-cell office:value-type="string">
            <text:p>ATmega168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search/en?site=us&amp;mpart=ATMEGA168A-PU&amp;v=313</text:p>
          </table:table-cell>
        </table:table-row>
        <table:table-row table:style-name="ro4">
          <table:table-cell/>
          <table:table-cell office:value-type="string">
            <text:p>100 nF cap (104)</text:p>
          </table:table-cell>
          <table:table-cell office:value-type="string">
            <text:p>Power filter capacitor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3">
          <table:table-cell/>
          <table:table-cell office:value-type="string">
            <text:p>10k resistor</text:p>
          </table:table-cell>
          <table:table-cell office:value-type="string">
            <text:p>Pull-up resistor on reset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Main Power Supply (12v)</text:p>
          </table:table-cell>
          <table:table-cell table:style-name="ce2" table:number-columns-repeated="4"/>
        </table:table-row>
        <table:table-row table:style-name="ro3">
          <table:table-cell/>
          <table:table-cell office:value-type="string">
            <text:p>EPSA120200U-P5P-SZ</text:p>
          </table:table-cell>
          <table:table-cell office:value-type="string">
            <text:p>12v wall adapte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EPSA120200U-P5P-SZ/T1071-P5P-ND/2235263</text:p>
          </table:table-cell>
        </table:table-row>
        <table:table-row table:style-name="ro3">
          <table:table-cell/>
          <table:table-cell office:value-type="string">
            <text:p>PJ-037A</text:p>
          </table:table-cell>
          <table:table-cell office:value-type="string">
            <text:p>Barrel jack adapte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PJ-037A/CP-037A-ND/1644545</text:p>
          </table:table-cell>
        </table:table-row>
        <table:table-row table:style-name="ro3">
          <table:table-cell/>
          <table:table-cell office:value-type="string">
            <text:p>T102SHCQE</text:p>
          </table:table-cell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T102SHCQE/CKN10151-ND/2044437</text:p>
          </table:table-cell>
        </table:table-row>
        <table:table-row table:style-name="ro3">
          <table:table-cell/>
          <table:table-cell office:value-type="string">
            <text:p>DF206ST-G</text:p>
          </table:table-cell>
          <table:table-cell office:value-type="string">
            <text:p>Bridge rectifie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DF206ST-G/641-1425-1-ND/2208797</text:p>
          </table:table-cell>
        </table:table-row>
        <table:table-row table:style-name="ro4">
          <table:table-cell/>
          <table:table-cell office:value-type="string">
            <text:p>100 nF cap (104)</text:p>
          </table:table-cell>
          <table:table-cell office:value-type="string">
            <text:p>Filter cap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5v Power Supply</text:p>
          </table:table-cell>
          <table:table-cell table:style-name="ce2" table:number-columns-repeated="4"/>
        </table:table-row>
        <table:table-row table:style-name="ro3">
          <table:table-cell/>
          <table:table-cell office:value-type="string">
            <text:p>LM7805CT</text:p>
          </table:table-cell>
          <table:table-cell office:value-type="string">
            <text:p>5v voltage regulato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LM7805CT/LM7805CT-ND/458698</text:p>
          </table:table-cell>
        </table:table-row>
        <table:table-row table:style-name="ro4">
          <table:table-cell/>
          <table:table-cell office:value-type="string">
            <text:p>UVP0J331MPD1TD</text:p>
          </table:table-cell>
          <table:table-cell office:value-type="string">
            <text:p>330uF capacitor</text:p>
          </table:table-cell>
          <table:table-cell office:value-type="float" office:value="2">
            <text:p>2</text:p>
          </table:table-cell>
          <table:table-cell office:value-type="string">
            <text:p>http://www.digikey.com/product-detail/en/UVP0J331MPD1TD/493-12666-1-ND/4328283</text:p>
          </table:table-cell>
        </table:table-row>
        <table:table-row table:style-name="ro4">
          <table:table-cell/>
          <table:table-cell office:value-type="string">
            <text:p>1N5817-TP</text:p>
          </table:table-cell>
          <table:table-cell office:value-type="string">
            <text:p>Backvoltage protection diode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1N5817-TP/1N5817-TPCT-ND/950586</text:p>
          </table:table-cell>
        </table:table-row>
        <table:table-row table:style-name="ro4">
          <table:table-cell/>
          <table:table-cell office:value-type="string">
            <text:p>100 nF cap (104)</text:p>
          </table:table-cell>
          <table:table-cell office:value-type="string">
            <text:p>Filter cap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60v Power Supply</text:p>
          </table:table-cell>
          <table:table-cell table:style-name="ce2" table:number-columns-repeated="4"/>
        </table:table-row>
        <table:table-row table:style-name="ro3">
          <table:table-cell/>
          <table:table-cell office:value-type="string">
            <text:p>ESH476M025AC3AA</text:p>
          </table:table-cell>
          <table:table-cell office:value-type="string">
            <text:p>47uF 25v capacito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ESH476M025AC3AA/399-6587-ND/3083002</text:p>
          </table:table-cell>
        </table:table-row>
        <table:table-row table:style-name="ro3">
          <table:table-cell/>
          <table:table-cell office:value-type="string">
            <text:p>10k resistor</text:p>
          </table:table-cell>
          <table:table-cell office:value-type="string">
            <text:p>Pull-down resistor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4">
          <table:table-cell/>
          <table:table-cell office:value-type="string">
            <text:p>100 nF cap (104)</text:p>
          </table:table-cell>
          <table:table-cell office:value-type="string">
            <text:p>Filter cap</text:p>
          </table:table-cell>
          <table:table-cell office:value-type="float" office:value="1">
            <text:p>1</text:p>
          </table:table-cell>
          <table:table-cell office:value-type="string">
            <text:p>Parts bin</text:p>
          </table:table-cell>
        </table:table-row>
        <table:table-row table:style-name="ro3">
          <table:table-cell/>
          <table:table-cell office:value-type="string">
            <text:p>AIUR-04-222J</text:p>
          </table:table-cell>
          <table:table-cell office:value-type="string">
            <text:p>Inducto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AIUR-04-222J/AIUR-04-222J-ND/2343558</text:p>
          </table:table-cell>
        </table:table-row>
        <table:table-row table:style-name="ro4">
          <table:table-cell/>
          <table:table-cell office:value-type="string">
            <text:p>IRF540NSPBF</text:p>
          </table:table-cell>
          <table:table-cell office:value-type="string">
            <text:p>Switching FET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IRF540NSPBF/IRF540NSPBF-ND/812047</text:p>
          </table:table-cell>
        </table:table-row>
        <table:table-row table:style-name="ro3">
          <table:table-cell/>
          <table:table-cell office:value-type="string">
            <text:p>MBR160RLG</text:p>
          </table:table-cell>
          <table:table-cell office:value-type="string">
            <text:p>Schottky diode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MBR160RLG/MBR160RLGOSCT-ND/807341</text:p>
          </table:table-cell>
        </table:table-row>
        <table:table-row table:style-name="ro4">
          <table:table-cell/>
          <table:table-cell office:value-type="string">
            <text:p>1N5264B-TP</text:p>
          </table:table-cell>
          <table:table-cell office:value-type="string">
            <text:p>Zener diode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1N5264B-TP/1N5264B-TPCT-ND/950575</text:p>
          </table:table-cell>
        </table:table-row>
        <table:table-row table:style-name="ro4">
          <table:table-cell/>
          <table:table-cell office:value-type="string">
            <text:p>ECA-2AM101</text:p>
          </table:table-cell>
          <table:table-cell office:value-type="string">
            <text:p>100uF 100v capacitor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ECA-2AM101/P5313-ND/245067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Tubes/Tube Driver</text:p>
          </table:table-cell>
          <table:table-cell table:style-name="ce2" table:number-columns-repeated="4"/>
        </table:table-row>
        <table:table-row table:style-name="ro4">
          <table:table-cell/>
          <table:table-cell office:value-type="string">
            <text:p>IV-11</text:p>
          </table:table-cell>
          <table:table-cell office:value-type="string">
            <text:p>VFD tube</text:p>
          </table:table-cell>
          <table:table-cell office:value-type="float" office:value="6">
            <text:p>6</text:p>
          </table:table-cell>
          <table:table-cell office:value-type="string">
            <text:p>eBay</text:p>
          </table:table-cell>
        </table:table-row>
        <table:table-row table:style-name="ro4">
          <table:table-cell/>
          <table:table-cell office:value-type="string">
            <text:p>ERX-3SJ9R1</text:p>
          </table:table-cell>
          <table:table-cell office:value-type="string">
            <text:p>3W resistor</text:p>
          </table:table-cell>
          <table:table-cell office:value-type="float" office:value="1">
            <text:p>1</text:p>
          </table:table-cell>
          <table:table-cell table:style-name="ce3" office:value-type="string">
            <text:p>http://www.digikey.com/product-detail/en/ERX-3SJ9R1/P9.1W-3BK-ND/36640</text:p>
          </table:table-cell>
        </table:table-row>
        <table:table-row table:style-name="ro4">
          <table:table-cell/>
          <table:table-cell office:value-type="string">
            <text:p>MAX6921AUI+</text:p>
          </table:table-cell>
          <table:table-cell office:value-type="string">
            <text:p>Tube segment/grid drivers</text:p>
          </table:table-cell>
          <table:table-cell office:value-type="float" office:value="3">
            <text:p>3</text:p>
          </table:table-cell>
          <table:table-cell office:value-type="string">
            <text:p>http://www.digikey.com/product-detail/en/MAX6921AUI%2B/MAX6921AUI%2B-ND/1512611</text:p>
          </table:table-cell>
        </table:table-row>
        <table:table-row table:style-name="ro3">
          <table:table-cell/>
          <table:table-cell office:value-type="string">
            <text:p>ZVP3306FTA</text:p>
          </table:table-cell>
          <table:table-cell office:value-type="string">
            <text:p>Driver power switch</text:p>
          </table:table-cell>
          <table:table-cell office:value-type="float" office:value="1">
            <text:p>1</text:p>
          </table:table-cell>
          <table:table-cell office:value-type="string">
            <text:p>http://www.digikey.com/product-detail/en/ZVP3306FTA/ZVP3306FCT-ND/92640</text:p>
          </table:table-cell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Oztalay</meta:initial-creator>
    <meta:creation-date>2014-04-14T00:52:41</meta:creation-date>
    <dc:date>2014-04-15T02:44:15</dc:date>
    <dc:creator>Ben Oztalay</dc:creator>
    <meta:editing-duration>PT52M52S</meta:editing-duration>
    <meta:editing-cycles>7</meta:editing-cycles>
    <meta:generator>LibreOffice/3.5$Linux_X86_64 LibreOffice_project/350m1$Build-2</meta:generator>
    <meta:document-statistic meta:table-count="3" meta:cell-count="107" meta:object-count="0"/>
  </office:meta>
</office:document-meta>
</file>